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officeooo:paragraph-rsid="0010c282" style:font-name-complex="Trebuchet MS" fo:hyphenate="false" fo:hyphenation-remain-char-count="2" fo:hyphenation-push-char-count="2"/>
    </style:style>
    <style:style style:name="P2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  <style:tab-stop style:position="0cm"/>
        </style:tab-stops>
      </style:paragraph-properties>
      <style:text-properties style:font-name="Trebuchet MS" officeooo:paragraph-rsid="0010c282" style:font-name-complex="Trebuchet MS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officeooo:paragraph-rsid="0010c282" style:font-name-complex="Trebuchet MS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officeooo:paragraph-rsid="0010c282" style:font-name-complex="Trebuchet MS" fo:hyphenate="false" fo:hyphenation-remain-char-count="2" fo:hyphenation-push-char-count="2"/>
    </style:style>
    <style:style style:name="P5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officeooo:paragraph-rsid="0010c282" style:font-name-complex="Trebuchet MS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7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8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fo:font-weight="bold" officeooo:paragraph-rsid="0010c282" style:font-weight-asian="bold" style:font-name-complex="Trebuchet MS" fo:hyphenate="false" fo:hyphenation-remain-char-count="2" fo:hyphenation-push-char-count="2"/>
    </style:style>
    <style:style style:name="P9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fo:font-weight="bold" officeooo:paragraph-rsid="0010c282" style:font-weight-asian="bold" style:font-name-complex="Trebuchet MS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fo:language="fr" fo:country="FR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letter-spacing="-0.005cm" fo:language="fr" fo:country="FR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1.63cm"/>
        </style:tab-stops>
      </style:paragraph-properties>
      <style:text-properties style:font-name="Trebuchet MS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13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  <style:tab-stop style:position="0cm"/>
        </style:tab-stops>
      </style:paragraph-properties>
      <style:text-properties style:font-name="Trebuchet MS" style:text-underline-style="solid" style:text-underline-width="auto" style:text-underline-color="font-color" fo:font-weight="bold" officeooo:paragraph-rsid="0010c282" style:font-weight-asian="bold" style:font-name-complex="Trebuchet MS" fo:hyphenate="false" fo:hyphenation-remain-char-count="2" fo:hyphenation-push-char-count="2"/>
    </style:style>
    <style:style style:name="P14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  <style:tab-stop style:position="0cm"/>
        </style:tab-stops>
      </style:paragraph-properties>
      <style:text-properties style:font-name="Trebuchet MS" fo:font-weight="bold" officeooo:paragraph-rsid="0010c282" style:font-weight-asian="bold" style:font-name-complex="Trebuchet MS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7.96cm" style:type="center"/>
        </style:tab-stops>
      </style:paragraph-properties>
      <style:text-properties fo:color="#990000" style:font-name="Lucida Sans Unicode" fo:letter-spacing="-0.005cm" fo:language="en" fo:country="US" fo:font-weight="bold" officeooo:paragraph-rsid="0010c282" style:font-weight-asian="bold" style:font-name-complex="Lucida Sans Unicode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officeooo:paragraph-rsid="0010c282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G Times" fo:letter-spacing="-0.005cm" style:text-underline-style="solid" style:text-underline-width="auto" style:text-underline-color="font-color" fo:font-weight="bold" officeooo:paragraph-rsid="0010c282" style:font-weight-asian="bold" style:font-name-complex="CG Times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G Times" fo:letter-spacing="-0.005cm" officeooo:paragraph-rsid="0010c282" style:font-name-complex="CG Times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G Times" fo:letter-spacing="-0.005cm" fo:font-weight="bold" officeooo:paragraph-rsid="0010c282" style:font-weight-asian="bold" style:font-name-complex="CG Times" fo:hyphenate="false" fo:hyphenation-remain-char-count="2" fo:hyphenation-push-char-count="2"/>
    </style:style>
    <style:style style:name="P20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</style:tab-stops>
      </style:paragraph-properties>
      <style:text-properties officeooo:paragraph-rsid="0010c282" fo:hyphenate="false" fo:hyphenation-remain-char-count="2" fo:hyphenation-push-char-count="2"/>
    </style:style>
    <style:style style:name="P21" style:family="paragraph" style:parent-style-name="Standard">
      <style:paragraph-properties fo:line-height="200%" fo:text-align="justify" style:justify-single-word="false" fo:hyphenation-ladder-count="no-limit">
        <style:tab-stops>
          <style:tab-stop style:position="-1.27cm"/>
          <style:tab-stop style:position="0cm"/>
        </style:tab-stops>
      </style:paragraph-properties>
      <style:text-properties officeooo:paragraph-rsid="0010c282" fo:hyphenate="false" fo:hyphenation-remain-char-count="2" fo:hyphenation-push-char-count="2"/>
    </style:style>
    <style:style style:name="P22" style:family="paragraph" style:parent-style-name="Standard">
      <style:text-properties fo:font-weight="bold" officeooo:rsid="0010c282" officeooo:paragraph-rsid="0010c282" style:font-weight-asian="bold" style:font-weight-complex="bold"/>
    </style:style>
    <style:style style:name="T1" style:family="text">
      <style:text-properties style:font-name="Trebuchet MS" fo:letter-spacing="-0.005cm" fo:language="en" fo:country="US" style:font-name-complex="Trebuchet MS"/>
    </style:style>
    <style:style style:name="T2" style:family="text">
      <style:text-properties style:font-name="Trebuchet MS" fo:letter-spacing="-0.005cm" fo:language="en" fo:country="US" fo:font-weight="bold" style:font-weight-asian="bold" style:font-name-complex="Trebuchet MS"/>
    </style:style>
    <style:style style:name="T3" style:family="text">
      <style:text-properties style:font-name="Trebuchet MS" fo:letter-spacing="-0.005cm" style:font-name-complex="Trebuchet MS"/>
    </style:style>
    <style:style style:name="T4" style:family="text">
      <style:text-properties style:font-name="Trebuchet MS" fo:letter-spacing="-0.005cm" fo:font-weight="bold" style:font-weight-asian="bold" style:font-name-complex="Trebuchet MS"/>
    </style:style>
    <style:style style:name="T5" style:family="text">
      <style:text-properties style:font-name="Trebuchet MS" fo:letter-spacing="-0.005cm" style:text-underline-style="solid" style:text-underline-width="auto" style:text-underline-color="font-color" fo:font-weight="bold" style:font-weight-asian="bold" style:font-name-complex="Trebuchet MS"/>
    </style:style>
    <style:style style:name="T6" style:family="text">
      <style:text-properties style:font-name="Trebuchet MS" fo:letter-spacing="-0.005cm" fo:language="fr" fo:country="FR" fo:font-weight="bold" style:font-weight-asian="bold" style:font-name-complex="Trebuchet MS"/>
    </style:style>
    <style:style style:name="T7" style:family="text">
      <style:text-properties style:font-name="Trebuchet MS" fo:letter-spacing="-0.005cm" fo:language="fr" fo:country="FR" style:font-name-complex="Trebuchet MS"/>
    </style:style>
    <style:style style:name="T8" style:family="text">
      <style:text-properties style:font-name="Trebuchet MS" fo:letter-spacing="-0.005cm" fo:font-weight="normal" style:font-weight-asian="normal" style:font-name-complex="Trebuchet MS" style:font-weight-complex="normal"/>
    </style:style>
    <style:style style:name="T9" style:family="text">
      <style:text-properties style:font-name="Trebuchet MS" fo:font-weight="bold" style:font-weight-asian="bold" style:font-name-complex="Trebuchet MS"/>
    </style:style>
    <style:style style:name="T10" style:family="text">
      <style:text-properties style:font-name="Trebuchet MS" style:text-underline-style="solid" style:text-underline-width="auto" style:text-underline-color="font-color" fo:font-weight="bold" style:font-weight-asian="bold" style:font-name-complex="Trebuchet MS"/>
    </style:style>
    <style:style style:name="T11" style:family="text">
      <style:text-properties style:font-name="Trebuchet MS" style:font-name-complex="Trebuchet MS"/>
    </style:style>
    <style:style style:name="T12" style:family="text">
      <style:text-properties fo:color="#990000" style:font-name="Lucida Sans Unicode" fo:letter-spacing="-0.005cm" fo:language="en" fo:country="US" fo:font-weight="bold" style:font-weight-asian="bold" style:font-name-complex="Lucida Sans Unicode"/>
    </style:style>
    <style:style style:name="T13" style:family="text">
      <style:text-properties style:font-name="CG Times" fo:letter-spacing="-0.005cm" style:font-name-complex="CG Times"/>
    </style:style>
    <style:style style:name="T14" style:family="text">
      <style:text-properties style:font-name="CG Times" fo:letter-spacing="-0.005cm" fo:font-weight="bold" style:font-weight-asian="bold" style:font-name-complex="CG Times"/>
    </style:style>
    <style:style style:name="T15" style:family="text">
      <style:text-properties fo:language="fr" fo:country="F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TRODUCCIÓN</text:p>
      <text:p text:style-name="Standard"/>
      <text:p text:style-name="P15"/>
      <text:p text:style-name="P16"><text:span text:style-name="T1"><text:tab/></text:span><text:span text:style-name="T3">Las siguientes tablas son las que se utilizan para crear y ejecutar las sentencias SQL*PLUS a lo largo de este manual.</text:span></text:p>
      <text:p text:style-name="P3"/>
      <text:p text:style-name="P3"/>
      <text:p text:style-name="P6">Tabla de empleados (EMPLOYEE):</text:p>
      <text:p text:style-name="P6"/>
      <text:p text:style-name="P17"/>
      <text:p text:style-name="P20"><text:span text:style-name="T4"><text:tab/>EMPLOYEE_ID:</text:span><text:span text:style-name="T3"> Código de identificación del empleado.</text:span></text:p>
      <text:p text:style-name="P20"><text:span text:style-name="T4"><text:tab/></text:span><text:span text:style-name="T2">LAST_NAME: </text:span><text:span text:style-name="T1">Apellido.</text:span></text:p>
      <text:p text:style-name="P20"><text:span text:style-name="T1"><text:tab/></text:span><text:span text:style-name="T4">FIRST_NAME: </text:span><text:span text:style-name="T8">Nombre</text:span></text:p>
      <text:p text:style-name="P8"><text:tab/>MIDDLE_INITIAL: <text:span text:style-name="T16">Segundo nombre</text:span></text:p>
      <text:p text:style-name="P20"><text:span text:style-name="T4"><text:tab/>JOB_ID:</text:span><text:span text:style-name="T3"> <text:s text:c="2"/>Código de Empleo.</text:span></text:p>
      <text:p text:style-name="P20"><text:span text:style-name="T4"><text:tab/>MANAGER_ID:</text:span><text:span text:style-name="T3"> <text:s text:c="2"/>Código de identificación de su jefe.</text:span></text:p>
      <text:p text:style-name="P20"><text:span text:style-name="T4"><text:tab/>HIRE_DATE:</text:span><text:span text:style-name="T3"> Fecha de entrada en la empresa.</text:span></text:p>
      <text:p text:style-name="P20"><text:span text:style-name="T4"><text:tab/></text:span><text:span text:style-name="T2">SALARY:</text:span><text:span text:style-name="T1"> <text:s text:c="2"/>Salario.</text:span></text:p>
      <text:p text:style-name="P20"><text:span text:style-name="T2"><text:tab/>COMMISSION:</text:span><text:span text:style-name="T1"> <text:s/>Comisiones.</text:span></text:p>
      <text:p text:style-name="P20"><text:span text:style-name="T2"><text:tab/></text:span><text:span text:style-name="T4">DEPARTMENT_ID:</text:span><text:span text:style-name="T3"> Código del departamento.</text:span></text:p>
      <text:p text:style-name="P3"/>
      <text:p text:style-name="P18"/>
      <text:p text:style-name="P7">Tabla Empleos (JOB)</text:p>
      <text:p text:style-name="P20"><text:span text:style-name="T4"><text:tab/>JOB_ID:</text:span><text:span text:style-name="T3"> <text:s/>Código de empleo</text:span></text:p>
      <text:p text:style-name="P8"><text:tab/>FUNCTION: <text:span text:style-name="T16">Función</text:span></text:p>
      <text:p text:style-name="P18"><text:tab/></text:p>
      <text:p text:style-name="P6">Tabla de departamentos (DEPARTMENT):</text:p>
      <text:p text:style-name="P6"/>
      <text:p text:style-name="P20"><text:span text:style-name="T14"><text:tab/></text:span><text:span text:style-name="T4">DEPARTMENT_ID:</text:span><text:span text:style-name="T3"> <text:s/>Código del departamento.</text:span></text:p>
      <text:p text:style-name="P20"><text:span text:style-name="T4"><text:tab/>NAME:</text:span><text:span text:style-name="T3"> <text:s text:c="2"/>Nombre del departamento.</text:span></text:p>
      <text:p text:style-name="P20"><text:span text:style-name="T4"><text:tab/>LOCATION_ID:</text:span><text:span text:style-name="T3"> <text:s/>Código de la localidad en la que se encuentra el departamento.</text:span></text:p>
      <text:p text:style-name="P5"/>
      <text:p text:style-name="P3"/>
      <text:p text:style-name="P7"><text:soft-page-break/>Tabla Localidades (LOCATION)</text:p>
      <text:p text:style-name="P20"><text:span text:style-name="T4"><text:tab/>LOCATION_ID: <text:s/></text:span><text:span text:style-name="T3">Codigo de la Localidad</text:span></text:p>
      <text:p text:style-name="P20"><text:span text:style-name="T4"><text:tab/>REGIONAL_GROUP: </text:span><text:span text:style-name="T3">Nombre de <text:s/>la localidad donde se encuentra la empresa</text:span></text:p>
      <text:p text:style-name="P19"/>
      <text:p text:style-name="P6"/>
      <text:p text:style-name="P6">Tabla de Clientes (CUSTOMER)</text:p>
      <text:p text:style-name="P6"/>
      <text:p text:style-name="P20"><text:span text:style-name="T4"><text:tab/>CUSTOMER_ID: </text:span><text:span text:style-name="T3">Código de cliente</text:span></text:p>
      <text:p text:style-name="P20"><text:span text:style-name="T4"><text:tab/>NAME: </text:span><text:span text:style-name="T3">Nombre</text:span></text:p>
      <text:p text:style-name="P20"><text:span text:style-name="T4"><text:tab/>ADDRESS: </text:span><text:span text:style-name="T3">Dirección</text:span></text:p>
      <text:p text:style-name="P20"><text:span text:style-name="T4"><text:tab/>CITY: </text:span><text:span text:style-name="T3">Ciudad</text:span></text:p>
      <text:p text:style-name="P20"><text:span text:style-name="T4"><text:tab/>STATE: </text:span><text:span text:style-name="T3">Estado</text:span></text:p>
      <text:p text:style-name="P20"><text:span text:style-name="T4"><text:tab/>ZIP_CODE: </text:span><text:span text:style-name="T3">Código Postal</text:span></text:p>
      <text:p text:style-name="P20"><text:span text:style-name="T4"><text:tab/>AREA_CODE: <text:s/></text:span><text:span text:style-name="T3">Código de área</text:span></text:p>
      <text:p text:style-name="P20"><text:span text:style-name="T4"><text:tab/>PHONE_NUMBER: </text:span><text:span text:style-name="T3">Teléfono</text:span></text:p>
      <text:p text:style-name="P20"><text:span text:style-name="T4"><text:tab/>SALESPERSON_ID: </text:span><text:span text:style-name="T3">Código de vendedor</text:span></text:p>
      <text:p text:style-name="P20"><text:span text:style-name="T4"><text:tab/>CREDIT_LIMIT: </text:span><text:span text:style-name="T3">Límite de crédito</text:span></text:p>
      <text:p text:style-name="P20"><text:span text:style-name="T4"><text:tab/>COMMENTS: </text:span><text:span text:style-name="T3">Comentarios</text:span></text:p>
      <text:p text:style-name="P8"><text:span text:style-name="T17"/></text:p>
      <text:p text:style-name="P8"><text:span text:style-name="T17">Tabla Productos (PRODUCT)</text:span></text:p>
      <text:p text:style-name="P20"><text:span text:style-name="T4"><text:tab/>PRODUCT_ID: </text:span><text:span text:style-name="T3">Código de producto</text:span></text:p>
      <text:p text:style-name="P20"><text:span text:style-name="T4"><text:tab/>DESCRIPTION: </text:span><text:span text:style-name="T3">Descripción del producto</text:span></text:p>
      <text:p text:style-name="P7"/>
      <text:p text:style-name="P7">Tabla Precios (PRICE)</text:p>
      <text:p text:style-name="P20"><text:span text:style-name="T4"><text:tab/>PRODUCT_ID: </text:span><text:span text:style-name="T3">Código de producto</text:span></text:p>
      <text:p text:style-name="P20"><text:span text:style-name="T4"><text:tab/>LIST_PRICE:</text:span><text:span text:style-name="T3"> <text:s/>Precio actual</text:span></text:p>
      <text:p text:style-name="P20"><text:span text:style-name="T4"><text:tab/>MIN_PRICE: <text:s/></text:span><text:span text:style-name="T3">Precio mínimo</text:span></text:p>
      <text:p text:style-name="P20"><text:soft-page-break/><text:span text:style-name="T4"><text:tab/>START_DATE: </text:span><text:span text:style-name="T3">Fecha de inicio</text:span></text:p>
      <text:p text:style-name="P20"><text:span text:style-name="T4"><text:tab/></text:span><text:span text:style-name="T6">END_DATE: </text:span><text:span text:style-name="T7">Fecha de fin</text:span></text:p>
      <text:p text:style-name="P10"/>
      <text:p text:style-name="P10"/>
      <text:p text:style-name="P6">Tabla de grados de salarios (SALARY_GRADE):</text:p>
      <text:p text:style-name="P17"/>
      <text:p text:style-name="P18"/>
      <text:p text:style-name="P16"><text:span text:style-name="T14"><text:tab/></text:span><text:span text:style-name="T4">GRADE_ID:</text:span><text:span text:style-name="T3"> <text:s/>Grado salarial.</text:span></text:p>
      <text:p text:style-name="P3"/>
      <text:p text:style-name="P16"><text:span text:style-name="T4"><text:tab/>LOWER_BOUND:</text:span><text:span text:style-name="T3"> <text:s/>Mínimo salario en esta banda salarial.</text:span></text:p>
      <text:p text:style-name="P3"/>
      <text:p text:style-name="P16"><text:span text:style-name="T4"><text:tab/>UPPER_BOUND:</text:span><text:span text:style-name="T3"> <text:s/>Máximo salario en esta banda salarial.</text:span></text:p>
      <text:p text:style-name="P3"/>
      <text:p text:style-name="P1"/>
      <text:p text:style-name="P12">Tabla Ordenes de venta (SALES_ORDER)</text:p>
      <text:p text:style-name="P12"/>
      <text:p text:style-name="P21"><text:span text:style-name="T9"><text:tab/>ORDER_ID: <text:s/></text:span><text:span text:style-name="T11">Código de factura</text:span></text:p>
      <text:p text:style-name="P21"><text:span text:style-name="T9"><text:tab/>ORDER_DATE: <text:s/></text:span><text:span text:style-name="T11">Fecha de la factura</text:span></text:p>
      <text:p text:style-name="P21"><text:span text:style-name="T9"><text:tab/>CUSTOMER_ID: <text:s/></text:span><text:span text:style-name="T11">Código del cliente</text:span></text:p>
      <text:p text:style-name="P21"><text:span text:style-name="T9"><text:tab/>SHIP_DATE: <text:s/></text:span><text:span text:style-name="T11">Fecha de envío</text:span></text:p>
      <text:p text:style-name="P21"><text:span text:style-name="T9"><text:tab/>TOTAL: <text:s/></text:span><text:span text:style-name="T11">Total de la factura</text:span></text:p>
      <text:p text:style-name="P2"/>
      <text:p text:style-name="P13">Tabla Lineas de ordenes de venta (ITEM)</text:p>
      <text:p text:style-name="P21"><text:span text:style-name="T9"><text:tab/>ORDER_ID: <text:s/></text:span><text:span text:style-name="T11">Código de factura</text:span></text:p>
      <text:p text:style-name="P21"><text:span text:style-name="T9"><text:tab/>ITEM_ID: <text:s/></text:span><text:span text:style-name="T11">Número de línea de factura</text:span></text:p>
      <text:p text:style-name="P21"><text:span text:style-name="T9"><text:tab/>PRODUCT_ID: <text:s/></text:span><text:span text:style-name="T11">Código de producto</text:span></text:p>
      <text:p text:style-name="P21"><text:span text:style-name="T9"><text:tab/>ACTUAL_PRICE: </text:span><text:span text:style-name="T11">Precio actual</text:span></text:p>
      <text:p text:style-name="P21"><text:span text:style-name="T9"><text:tab/>QUANTITY: <text:s/></text:span><text:span text:style-name="T11">Número de unidades</text:span></text:p>
      <text:p text:style-name="P21"><text:span text:style-name="T9"><text:tab/>TOTAL: </text:span><text:span text:style-name="T11">Precio total </text:span></text:p>
      <text:p text:style-name="P14"><text:tab/></text:p>
      <text:p text:style-name="P14"/>
      <text:p text:style-name="P14"/>
      <text:p text:style-name="P2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31:00.444741948</meta:creation-date>
    <dc:date>2019-03-14T19:35:26.404165599</dc:date>
    <meta:editing-duration>PT4M26S</meta:editing-duration>
    <meta:editing-cycles>1</meta:editing-cycles>
    <meta:document-statistic meta:table-count="0" meta:image-count="0" meta:object-count="0" meta:page-count="3" meta:paragraph-count="63" meta:word-count="264" meta:character-count="1986" meta:non-whitespace-character-count="1701"/>
    <meta:generator>LibreOffice/6.0.6.2$Linux_X86_64 LibreOffice_project/00m0$Build-2</meta:generator>
  </office:meta>
</office:document-meta>
</file>